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paragraph-rsid="007277ea"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officeooo:paragraph-rsid="001291c9"/>
    </style:style>
    <style:style style:name="P5" style:family="paragraph" style:parent-style-name="Standard">
      <style:paragraph-properties fo:text-align="end" style:justify-single-word="false"/>
      <style:text-properties officeooo:rsid="000612a5" officeooo:paragraph-rsid="000612a5"/>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085751" officeooo:paragraph-rsid="0008575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6b19c5" officeooo:paragraph-rsid="007277e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13" style:family="paragraph" style:parent-style-name="Text_20_body">
      <style:text-properties officeooo:rsid="0024192a" officeooo:paragraph-rsid="002f2c45"/>
    </style:style>
    <style:style style:name="P14" style:family="paragraph" style:parent-style-name="Text_20_body">
      <style:text-properties officeooo:rsid="0024192a" officeooo:paragraph-rsid="00420f40"/>
    </style:style>
    <style:style style:name="P15" style:family="paragraph" style:parent-style-name="Text_20_body">
      <style:text-properties officeooo:rsid="001ea10b" officeooo:paragraph-rsid="001ea10b"/>
    </style:style>
    <style:style style:name="P16" style:family="paragraph" style:parent-style-name="Text_20_body">
      <style:text-properties officeooo:rsid="001ea10b" officeooo:paragraph-rsid="0078c584"/>
    </style:style>
    <style:style style:name="P17" style:family="paragraph" style:parent-style-name="Text_20_body">
      <style:text-properties officeooo:rsid="004093b1" officeooo:paragraph-rsid="00420f40"/>
    </style:style>
    <style:style style:name="P18" style:family="paragraph" style:parent-style-name="Text_20_body">
      <style:text-properties officeooo:rsid="002f2c45" officeooo:paragraph-rsid="002f2c45"/>
    </style:style>
    <style:style style:name="P19" style:family="paragraph" style:parent-style-name="Text_20_body">
      <style:text-properties officeooo:rsid="0049cfd8" officeooo:paragraph-rsid="0049cfd8"/>
    </style:style>
    <style:style style:name="P20" style:family="paragraph" style:parent-style-name="Text_20_body">
      <style:text-properties officeooo:rsid="004f807d" officeooo:paragraph-rsid="004f807d"/>
    </style:style>
    <style:style style:name="P21" style:family="paragraph" style:parent-style-name="Text_20_body">
      <style:text-properties officeooo:rsid="004f2c35" officeooo:paragraph-rsid="004f807d"/>
    </style:style>
    <style:style style:name="P22" style:family="paragraph" style:parent-style-name="Text_20_body">
      <style:text-properties officeooo:rsid="0051b106" officeooo:paragraph-rsid="0051b106"/>
    </style:style>
    <style:style style:name="P23" style:family="paragraph" style:parent-style-name="Text_20_body">
      <style:text-properties officeooo:rsid="0052a27e" officeooo:paragraph-rsid="0052a27e"/>
    </style:style>
    <style:style style:name="P24" style:family="paragraph" style:parent-style-name="Text_20_body">
      <style:text-properties officeooo:rsid="0057d1e7" officeooo:paragraph-rsid="0057d1e7"/>
    </style:style>
    <style:style style:name="P25" style:family="paragraph" style:parent-style-name="Text_20_body">
      <style:text-properties officeooo:rsid="0057d1e7" officeooo:paragraph-rsid="001ea10b"/>
    </style:style>
    <style:style style:name="P26" style:family="paragraph" style:parent-style-name="Preformatted_20_Text">
      <style:text-properties officeooo:rsid="0024192a" officeooo:paragraph-rsid="0024192a"/>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7277ea" style:font-size-asian="10.5pt" style:font-weight-asian="bold" style:font-size-complex="12pt" style:font-weight-complex="bold"/>
    </style:style>
    <style:style style:name="P28" style:family="paragraph" style:parent-style-name="Text_20_body" style:list-style-name="L7">
      <style:text-properties style:font-name="DejaVu Sans" fo:font-size="10pt" officeooo:paragraph-rsid="001b9894" style:font-size-asian="10pt" style:font-size-complex="10pt"/>
    </style:style>
    <style:style style:name="P29" style:family="paragraph" style:parent-style-name="Text_20_body">
      <style:text-properties officeooo:rsid="0065e680" officeooo:paragraph-rsid="00635713"/>
    </style:style>
    <style:style style:name="P30"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31"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2"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3"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7a54fb" officeooo:paragraph-rsid="00959198"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1ea10b" officeooo:paragraph-rsid="007ea1aa"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2"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3" style:family="paragraph" style:parent-style-name="Text_20_body" style:list-style-name="L7">
      <style:paragraph-properties fo:margin-top="0in" fo:margin-bottom="0in" style:contextual-spacing="false"/>
      <style:text-properties style:font-name="DejaVu Sans" fo:font-size="10pt" officeooo:rsid="002058fb" officeooo:paragraph-rsid="0091c05c" style:font-size-asian="10pt" style:font-size-complex="10pt"/>
    </style:style>
    <style:style style:name="P54" style:family="paragraph" style:parent-style-name="Text_20_body" style:list-style-name="L7">
      <style:paragraph-properties fo:margin-top="0in" fo:margin-bottom="0in" style:contextual-spacing="false"/>
      <style:text-properties officeooo:rsid="0057d1e7" officeooo:paragraph-rsid="00624cb2"/>
    </style:style>
    <style:style style:name="P55" style:family="paragraph" style:parent-style-name="Text_20_body" style:list-style-name="L7">
      <style:paragraph-properties fo:margin-top="0in" fo:margin-bottom="0in" style:contextual-spacing="false"/>
      <style:text-properties officeooo:rsid="0057d1e7" officeooo:paragraph-rsid="0067037a"/>
    </style:style>
    <style:style style:name="P56"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59"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60"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0bb556" style:font-size-asian="10.5pt" style:font-size-complex="12pt"/>
    </style:style>
    <style:style style:name="T4" style:family="text">
      <style:text-properties fo:font-size="12pt" officeooo:rsid="00153816" style:font-size-asian="10.5pt" style:font-size-complex="12pt"/>
    </style:style>
    <style:style style:name="T5" style:family="text">
      <style:text-properties fo:font-size="12pt" officeooo:rsid="001720d7" style:font-size-asian="10.5pt" style:font-size-complex="12pt"/>
    </style:style>
    <style:style style:name="T6" style:family="text">
      <style:text-properties fo:font-size="12pt" officeooo:rsid="00194681" style:font-size-asian="10.5pt" style:font-size-complex="12pt"/>
    </style:style>
    <style:style style:name="T7" style:family="text">
      <style:text-properties fo:font-size="12pt" officeooo:rsid="00368a5e" style:font-size-asian="10.5pt" style:font-size-complex="12pt"/>
    </style:style>
    <style:style style:name="T8" style:family="text">
      <style:text-properties fo:font-size="12pt" officeooo:rsid="003798e7" style:font-size-asian="10.5pt" style:font-size-complex="12pt"/>
    </style:style>
    <style:style style:name="T9" style:family="text">
      <style:text-properties fo:font-size="12pt" officeooo:rsid="00397ae7" style:font-size-asian="10.5pt" style:font-size-complex="12pt"/>
    </style:style>
    <style:style style:name="T10" style:family="text">
      <style:text-properties fo:font-size="12pt" officeooo:rsid="003b59d3" style:font-size-asian="10.5pt" style:font-size-complex="12pt"/>
    </style:style>
    <style:style style:name="T11" style:family="text">
      <style:text-properties fo:font-size="12pt" officeooo:rsid="003d1937" style:font-size-asian="10.5pt" style:font-size-complex="12pt"/>
    </style:style>
    <style:style style:name="T12" style:family="text">
      <style:text-properties fo:font-size="12pt" officeooo:rsid="00708ae2" style:font-size-asian="10.5pt" style:font-size-complex="12pt"/>
    </style:style>
    <style:style style:name="T13" style:family="text">
      <style:text-properties fo:font-size="12pt" style:text-underline-style="none" fo:font-weight="normal" officeooo:rsid="00085751" style:font-size-asian="10.5pt" style:font-weight-asian="normal" style:font-size-complex="12pt" style:font-weight-complex="normal"/>
    </style:style>
    <style:style style:name="T14" style:family="text">
      <style:text-properties fo:font-size="12pt" style:text-underline-style="none" fo:font-weight="normal" officeooo:rsid="000a268d" style:font-size-asian="10.5pt" style:font-weight-asian="normal" style:font-size-complex="12pt" style:font-weight-complex="normal"/>
    </style:style>
    <style:style style:name="T15" style:family="text">
      <style:text-properties fo:font-size="12pt" style:text-underline-style="none" fo:font-weight="normal" officeooo:rsid="000a3c3f" style:font-size-asian="10.5pt" style:font-weight-asian="normal" style:font-size-complex="12pt" style:font-weight-complex="normal"/>
    </style:style>
    <style:style style:name="T16" style:family="text">
      <style:text-properties fo:font-size="12pt" style:text-underline-style="none" fo:font-weight="normal" officeooo:rsid="000da68c" style:font-size-asian="10.5pt" style:font-weight-asian="normal" style:font-size-complex="12pt" style:font-weight-complex="normal"/>
    </style:style>
    <style:style style:name="T17" style:family="text">
      <style:text-properties fo:font-size="12pt" style:text-underline-style="none" fo:font-weight="normal" officeooo:rsid="000e004f" style:font-size-asian="10.5pt" style:font-weight-asian="normal" style:font-size-complex="12pt" style:font-weight-complex="normal"/>
    </style:style>
    <style:style style:name="T18" style:family="text">
      <style:text-properties fo:font-size="12pt" style:text-underline-style="none" fo:font-weight="normal" officeooo:rsid="000fed34" style:font-size-asian="10.5pt" style:font-weight-asian="normal" style:font-size-complex="12pt" style:font-weight-complex="normal"/>
    </style:style>
    <style:style style:name="T19" style:family="text">
      <style:text-properties fo:font-size="12pt" style:text-underline-style="none" fo:font-weight="normal" officeooo:rsid="001125b7" style:font-size-asian="10.5pt" style:font-weight-asian="normal" style:font-size-complex="12pt" style:font-weight-complex="normal"/>
    </style:style>
    <style:style style:name="T20" style:family="text">
      <style:text-properties fo:font-size="12pt" style:text-underline-style="none" fo:font-weight="normal" officeooo:rsid="001291c9" style:font-size-asian="10.5pt" style:font-weight-asian="normal" style:font-size-complex="12pt" style:font-weight-complex="normal"/>
    </style:style>
    <style:style style:name="T21" style:family="text">
      <style:text-properties fo:font-size="12pt" style:text-underline-style="none" fo:font-weight="normal" officeooo:rsid="001297fa" style:font-size-asian="10.5pt" style:font-weight-asian="normal" style:font-size-complex="12pt" style:font-weight-complex="normal"/>
    </style:style>
    <style:style style:name="T22" style:family="text">
      <style:text-properties fo:font-size="12pt" style:text-underline-style="none" fo:font-weight="normal" officeooo:rsid="00130a7d" style:font-size-asian="10.5pt" style:font-weight-asian="normal" style:font-size-complex="12pt" style:font-weight-complex="normal"/>
    </style:style>
    <style:style style:name="T23" style:family="text">
      <style:text-properties fo:font-size="12pt" style:text-underline-style="none" fo:font-weight="normal" officeooo:rsid="001408a2" style:font-size-asian="10.5pt" style:font-weight-asian="normal" style:font-size-complex="12pt" style:font-weight-complex="normal"/>
    </style:style>
    <style:style style:name="T24" style:family="text">
      <style:text-properties fo:font-size="12pt" style:text-underline-style="none" fo:font-weight="normal" officeooo:rsid="0090a00d" style:font-size-asian="10.5pt" style:font-weight-asian="normal" style:font-size-complex="12pt" style:font-weight-complex="normal"/>
    </style:style>
    <style:style style:name="T25" style:family="text">
      <style:text-properties officeooo:rsid="000864df"/>
    </style:style>
    <style:style style:name="T26" style:family="text">
      <style:text-properties officeooo:rsid="001a08c3"/>
    </style:style>
    <style:style style:name="T27" style:family="text">
      <style:text-properties officeooo:rsid="001b1473"/>
    </style:style>
    <style:style style:name="T28" style:family="text">
      <style:text-properties officeooo:rsid="001b9894"/>
    </style:style>
    <style:style style:name="T29" style:family="text">
      <style:text-properties officeooo:rsid="001e7b5a"/>
    </style:style>
    <style:style style:name="T30" style:family="text">
      <style:text-properties officeooo:rsid="001e8661"/>
    </style:style>
    <style:style style:name="T31" style:family="text">
      <style:text-properties officeooo:rsid="0025395b"/>
    </style:style>
    <style:style style:name="T32" style:family="text">
      <style:text-properties officeooo:rsid="00269213"/>
    </style:style>
    <style:style style:name="T33" style:family="text">
      <style:text-properties officeooo:rsid="002dec85"/>
    </style:style>
    <style:style style:name="T34" style:family="text">
      <style:text-properties officeooo:rsid="003d51d1"/>
    </style:style>
    <style:style style:name="T35" style:family="text">
      <style:text-properties officeooo:rsid="00402593"/>
    </style:style>
    <style:style style:name="T36" style:family="text">
      <style:text-properties officeooo:rsid="004093b1"/>
    </style:style>
    <style:style style:name="T37" style:family="text">
      <style:text-properties officeooo:rsid="0041baca"/>
    </style:style>
    <style:style style:name="T38" style:family="text">
      <style:text-properties officeooo:rsid="00420f40"/>
    </style:style>
    <style:style style:name="T39" style:family="text">
      <style:text-properties style:font-name="DejaVu Sans" fo:font-size="8pt" officeooo:rsid="004ba842" style:font-size-asian="8pt" style:font-size-complex="8pt"/>
    </style:style>
    <style:style style:name="T40" style:family="text">
      <style:text-properties style:font-name="DejaVu Sans" fo:font-size="8pt" officeooo:rsid="002dec85" style:font-size-asian="8pt" style:font-size-complex="8pt"/>
    </style:style>
    <style:style style:name="T41" style:family="text">
      <style:text-properties style:font-name="DejaVu Sans" fo:font-size="8pt" officeooo:rsid="004eb05f" style:font-size-asian="8pt" style:font-size-complex="8pt"/>
    </style:style>
    <style:style style:name="T42" style:family="text">
      <style:text-properties style:font-name="DejaVu Sans" fo:font-size="10pt" officeooo:rsid="00624cb2" style:font-size-asian="10pt" style:font-size-complex="10pt"/>
    </style:style>
    <style:style style:name="T43" style:family="text">
      <style:text-properties style:font-name="DejaVu Sans" fo:font-size="10pt" officeooo:rsid="0067037a" style:font-size-asian="10pt" style:font-size-complex="10pt"/>
    </style:style>
    <style:style style:name="T44" style:family="text">
      <style:text-properties style:font-name="DejaVu Sans" fo:font-size="10pt" officeooo:rsid="0067cf9e" style:font-size-asian="10pt" style:font-size-complex="10pt"/>
    </style:style>
    <style:style style:name="T45" style:family="text">
      <style:text-properties officeooo:rsid="0043f144"/>
    </style:style>
    <style:style style:name="T46" style:family="text">
      <style:text-properties officeooo:rsid="00458362"/>
    </style:style>
    <style:style style:name="T47" style:family="text">
      <style:text-properties officeooo:rsid="0046a8f3"/>
    </style:style>
    <style:style style:name="T48" style:family="text">
      <style:text-properties officeooo:rsid="00485c97"/>
    </style:style>
    <style:style style:name="T49" style:family="text">
      <style:text-properties officeooo:rsid="004ba842"/>
    </style:style>
    <style:style style:name="T50" style:family="text">
      <style:text-properties style:font-name="Liberation Serif" officeooo:rsid="004ba842"/>
    </style:style>
    <style:style style:name="T51" style:family="text">
      <style:text-properties style:font-name="Liberation Serif" officeooo:rsid="004eb05f"/>
    </style:style>
    <style:style style:name="T52" style:family="text">
      <style:text-properties style:font-name="Liberation Serif" officeooo:rsid="00503ada"/>
    </style:style>
    <style:style style:name="T53" style:family="text">
      <style:text-properties style:font-name="Liberation Serif" officeooo:rsid="0050d674"/>
    </style:style>
    <style:style style:name="T54" style:family="text">
      <style:text-properties officeooo:rsid="0051ae36"/>
    </style:style>
    <style:style style:name="T55" style:family="text">
      <style:text-properties officeooo:rsid="0051b106"/>
    </style:style>
    <style:style style:name="T56" style:family="text">
      <style:text-properties officeooo:rsid="0052a27e"/>
    </style:style>
    <style:style style:name="T57" style:family="text">
      <style:text-properties officeooo:rsid="005f3ba9"/>
    </style:style>
    <style:style style:name="T58" style:family="text">
      <style:text-properties officeooo:rsid="00624cb2"/>
    </style:style>
    <style:style style:name="T59" style:family="text">
      <style:text-properties officeooo:rsid="0068d2d5"/>
    </style:style>
    <style:style style:name="T60" style:family="text">
      <style:text-properties officeooo:rsid="001ea10b"/>
    </style:style>
    <style:style style:name="T61" style:family="text">
      <style:text-properties officeooo:rsid="002058fb"/>
    </style:style>
    <style:style style:name="T62" style:family="text">
      <style:text-properties officeooo:rsid="00698fe5"/>
    </style:style>
    <style:style style:name="T63" style:family="text">
      <style:text-properties officeooo:rsid="006d58c1"/>
    </style:style>
    <style:style style:name="T64" style:family="text">
      <style:text-properties officeooo:rsid="007277ea"/>
    </style:style>
    <style:style style:name="T65" style:family="text">
      <style:text-properties officeooo:rsid="0074fe7d"/>
    </style:style>
    <style:style style:name="T66" style:family="text">
      <style:text-properties officeooo:rsid="0078c584"/>
    </style:style>
    <style:style style:name="T67" style:family="text">
      <style:text-properties officeooo:rsid="000a3c3f"/>
    </style:style>
    <style:style style:name="T68" style:family="text">
      <style:text-properties officeooo:rsid="007ea1aa"/>
    </style:style>
    <style:style style:name="T69" style:family="text">
      <style:text-properties officeooo:rsid="007f6b8a"/>
    </style:style>
    <style:style style:name="T70" style:family="text">
      <style:text-properties officeooo:rsid="00808b5f"/>
    </style:style>
    <style:style style:name="T71" style:family="text">
      <style:text-properties officeooo:rsid="008c74bf"/>
    </style:style>
    <style:style style:name="T72" style:family="text">
      <style:text-properties officeooo:rsid="008e6e6c"/>
    </style:style>
    <style:style style:name="T73" style:family="text">
      <style:text-properties officeooo:rsid="0091c05c"/>
    </style:style>
    <style:style style:name="T74" style:family="text">
      <style:text-properties officeooo:rsid="00922202"/>
    </style:style>
    <style:style style:name="T75" style:family="text">
      <style:text-properties officeooo:rsid="0092a15d"/>
    </style:style>
    <style:style style:name="T76" style:family="text">
      <style:text-properties officeooo:rsid="00959198"/>
    </style:style>
    <style:style style:name="T77" style:family="text">
      <style:text-properties officeooo:rsid="0096a8e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dam Susser</text:p>
      <text:p text:style-name="P5"/>
      <text:p text:style-name="P1"><text:span text:style-name="T1">Documentation - Computational Approximation of the Gravitational Potential Due to Caustic Ring Dark Matter </text:span><text:span text:style-name="T25">on NEMO</text:span></text:p>
      <text:p text:style-name="P12"><text:line-break/></text:p>
      <text:p text:style-name="P27"><text:span text:style-name="T67">Introduction </text:span><text:span text:style-name="T63">(needs work!)</text:span><text:span text:style-name="T67">:</text:span></text:p>
      <text:p text:style-name="P3"><text:span text:style-name="T2"><text:tab/></text:span><text:span text:style-name="T6">One of the great unsolved mysteries of modern physics is the story behind dark matter. </text:span><text:span text:style-name="T7">The problem of dark matter originates from </text:span><text:span text:style-name="T8">the observation that gravity seems too effect</text:span><text:span text:style-name="T9">ive</text:span><text:span text:style-name="T8"> at attracting matter in space</text:span><text:span text:style-name="T7">. </text:span><text:span text:style-name="T10">It makes sense, then, that gravitational models can be used to learn about dark matter. </text:span><text:span text:style-name="T11">Furthermore, an accurate gravitational model that takes dark matter into account can be used to delve deeper into other mysteries, such as the conditions of the very early universe</text:span></text:p>
      <text:p text:style-name="P3"><text:span text:style-name="T2"><text:tab/></text:span><text:span text:style-name="T6">This program was written to test Pierre Sikivie's </text:span><text:span text:style-name="T4">For </text:span><text:span text:style-name="T5">an</text:span><text:span text:style-name="T4"> in-depth, </text:span><text:span text:style-name="T5">actually </text:span><text:span text:style-name="T12">well </text:span><text:span text:style-name="T4">written explanation of caustic rings, see this: </text:span><text:a xlink:type="simple" xlink:href="http://arxiv.org/abs/astro-ph/9705038"><text:span text:style-name="T4">http://arxiv.org/abs/astro-ph/9705038</text:span></text:a><text:span text:style-name="T4">. </text:span><text:span text:style-name="T2">Explain caustic rings here, </text:span><text:span text:style-name="T3">and what this code hopes to accomplish.</text:span></text:p>
      <text:p text:style-name="P11"><text:tab/>NEMO is a powerful Stellar Dynamics Toolbox equipped with programs to </text:p>
      <text:p text:style-name="P7"/>
      <text:p text:style-name="P7">Install<text:span text:style-name="T64">ation</text:span>:</text:p>
      <text:p text:style-name="P10">The following instructions have been found to work for Linux Mint 14.</text:p>
      <text:p text:style-name="P10"/>
      <text:p text:style-name="P9"><text:span text:style-name="T34">First, dependencies must be taken care of. Below are the names of the dependencies as written on the NEMO site on the left </text:span><text:span text:style-name="T36">(</text:span><text:a xlink:type="simple" xlink:href="http://bima.astro.umd.edu/nemo/#installation"><text:span text:style-name="T36">http://bima.astro.umd.edu/nemo/#installation</text:span></text:a><text:span text:style-name="T36">)</text:span><text:span text:style-name="T34">, and the libraries I used </text:span><text:span text:style-name="T35">(apt-get'd) </text:span><text:span text:style-name="T34">on the right:</text:span></text:p>
      <text:list xml:id="list502039497" text:style-name="L1">
        <text:list-item>
          <text:p text:style-name="P31"><text:span text:style-name="T26">pgplot or plplot</text:span><text:span text:style-name="T27"> </text:span><text:span text:style-name="T30">pgplot5 and </text:span><text:span text:style-name="T27">libplplot11</text:span></text:p>
        </text:list-item>
        <text:list-item>
          <text:p text:style-name="P32">hdf4 <text:s text:c="18"/><text:span text:style-name="T28">libhdf4-0</text:span></text:p>
        </text:list-item>
      </text:list>
      <text:list xml:id="list473646673" text:style-name="L2">
        <text:list-item>
          <text:p text:style-name="P33">cfitsio <text:s text:c="15"/><text:span text:style-name="T28">libcfitsio3</text:span></text:p>
        </text:list-item>
      </text:list>
      <text:list xml:id="list1102865398" text:style-name="L3">
        <text:list-item>
          <text:p text:style-name="P34">pvm <text:s text:c="18"/><text:span text:style-name="T28">libpvm3</text:span></text:p>
        </text:list-item>
      </text:list>
      <text:list xml:id="list247929054" text:style-name="L4">
        <text:list-item>
          <text:p text:style-name="P35">png <text:s text:c="19"/><text:span text:style-name="T28">libpng12-0</text:span></text:p>
        </text:list-item>
      </text:list>
      <text:list xml:id="list1120529290" text:style-name="L5">
        <text:list-item>
          <text:p text:style-name="P36">gsl <text:s text:c="21"/><text:span text:style-name="T28">libgsl0-dev</text:span></text:p>
        </text:list-item>
      </text:list>
      <text:list xml:id="list1521210663" text:style-name="L6">
        <text:list-item>
          <text:p text:style-name="P37">fftw <text:s text:c="19"/><text:span text:style-name="T28">fftw2</text:span></text:p>
        </text:list-item>
      </text:list>
      <text:list xml:id="list862407220" text:style-name="L7">
        <text:list-item>
          <text:p text:style-name="P28">rdl (readline<text:span text:style-name="T28">) <text:s text:c="5"/>libreadline5 </text:span><text:span text:style-name="T29">(not 6!)</text:span></text:p>
        </text:list-item>
      </text:list>
      <text:p text:style-name="P17"/>
      <text:p text:style-name="P14"><text:span text:style-name="T36">In addition, we need Miriad installed. But it's not a nice apt-get library. </text:span><text:span text:style-name="T37">We've got to manually build this stuff. </text:span><text:span text:style-name="T45">Do the following somewhere good:</text:span></text:p>
      <text:list xml:id="list571806624" text:continue-numbering="true" text:style-name="L7">
        <text:list-item>
          <text:p text:style-name="P38">curl ftp://ftp.astro.umd.edu/progs/bima/miriad.tar.gz | tar zxf - </text:p>
        </text:list-item>
        <text:list-item>
          <text:p text:style-name="P38">wget -O - ftp://ftp.astro.umd.edu/progs/bima/miriad.tar.gz | tar zxf -</text:p>
        </text:list-item>
        <text:list-item>
          <text:p text:style-name="P38">cd miriad/</text:p>
        </text:list-item>
        <text:list-item>
          <text:p text:style-name="P39"><text:span text:style-name="T38">./</text:span><text:span text:style-name="T46">autogen</text:span></text:p>
        </text:list-item>
        <text:list-item>
          <text:p text:style-name="P41">./configure</text:p>
        </text:list-item>
        <text:list-item>
          <text:p text:style-name="P41">./make</text:p>
        </text:list-item>
        <text:list-item>
          <text:p text:style-name="P40"><text:span text:style-name="T48">W</text:span><text:span text:style-name="T46">atch lots and lots of text scrolls. </text:span><text:span text:style-name="T47">It may take a few minutes.</text:span></text:p>
        </text:list-item>
        <text:list-item>
          <text:p text:style-name="P42">./make install</text:p>
        </text:list-item>
      </text:list>
      <text:p text:style-name="P18"/>
      <text:p text:style-name="P19">Now let's make sure that NEMO can find Miriad. While in the Miriad directory, do this:</text:p>
      <text:list xml:id="list685745306" text:continue-numbering="true" text:style-name="L7">
        <text:list-item>
          <text:p text:style-name="P43">MIR=<text:span text:style-name="T62">$PWD</text:span>; export MIR</text:p>
        </text:list-item>
      </text:list>
      <text:p text:style-name="P20">And add something like that (replace the <text:span text:style-name="T71">$PWD with</text:span> the proper directory <text:span text:style-name="T71">name, which you can get with echo $MIR</text:span>) to your .bashrc so your computer will remember where to find Miriad.</text:p>
      <text:p text:style-name="P21"><text:soft-page-break/></text:p>
      <text:p text:style-name="P13"><text:span text:style-name="T49">Also check the value of </text:span><text:span text:style-name="T39">$</text:span><text:span text:style-name="T40">VENDOR</text:span><text:span text:style-name="T33">. </text:span><text:span text:style-name="T49">I didn't even have it set, which made NEMO fail when it wanted to try some vendor-specific stuff that didn't apply to me. I just set </text:span><text:span text:style-name="T39">VENDOR=”DUMMY”</text:span><text:span text:style-name="T50">. </text:span><text:span text:style-name="T51">Make sure to export it </text:span><text:span text:style-name="T52">and shove it into your .bashrc</text:span><text:span text:style-name="T51"> like you did </text:span><text:span text:style-name="T53">with</text:span><text:span text:style-name="T51"> </text:span><text:span text:style-name="T41">MIR</text:span><text:span text:style-name="T51">.</text:span></text:p>
      <text:p text:style-name="P13"/>
      <text:p text:style-name="P22">Now we're finally ready to tackle NEMO:</text:p>
      <text:list xml:id="list1539570808" text:continue-numbering="true" text:style-name="L7">
        <text:list-item>
          <text:p text:style-name="P56">wget <text:s/>ftp://ftp.astro.umd.edu/pub/nemo/nemo_cvs.tar.gz</text:p>
        </text:list-item>
        <text:list-item>
          <text:p text:style-name="P56">tar zxf nemo_cvs.tar.gz </text:p>
        </text:list-item>
        <text:list-item>
          <text:p text:style-name="P56">curl ftp://ftp.astro.umd.edu/pub/nemo/nemo_cvs.tar.gz | tar zxf -</text:p>
        </text:list-item>
        <text:list-item>
          <text:p text:style-name="P56">cd nemo_cvs</text:p>
        </text:list-item>
        <text:list-item>
          <text:p text:style-name="P57">cvs login ; cvs update -d <text:span text:style-name="T31">(</text:span><text:span text:style-name="T55">I j</text:span><text:span text:style-name="T31">ust hit enter on the login. </text:span><text:span text:style-name="T32">Login probably d</text:span><text:span text:style-name="T31">oes nothing.)</text:span></text:p>
        </text:list-item>
      </text:list>
      <text:p text:style-name="P26"/>
      <text:p text:style-name="P23">But wait! There's a typo in one of the files that may not be solved by the time you read this. Check to make sure unless this is really dang old documentation:</text:p>
      <text:list xml:id="list1921203692" text:continue-numbering="true" text:style-name="L7">
        <text:list-item>
          <text:p text:style-name="P59">gedit ./src/orbit/misc/orbintv.c</text:p>
        </text:list-item>
        <text:list-item>
          <text:p text:style-name="P60">Scroll all the way to the bottom, and replace the f[3] with an f[6]</text:p>
        </text:list-item>
        <text:list-item>
          <text:p text:style-name="P58"><text:span text:style-name="T56">E</text:span><text:span text:style-name="T54">xit gedit</text:span></text:p>
        </text:list-item>
      </text:list>
      <text:p text:style-name="P26"/>
      <text:p text:style-name="P15"/>
      <text:p text:style-name="P24">And now we can build everything (hopefully). The first time we build stuff, some won't get built correctly. Do it again, and the issue is resolved. It seems to be an issue with linking stuff. Below is the command you run twice:</text:p>
      <text:list xml:id="list233431412" text:continue-numbering="true" text:style-name="L7">
        <text:list-item>
          <text:p text:style-name="P44">src/scripts/test_a_new_nemo_cvs reuse=1 nemo=.</text:p>
        </text:list-item>
      </text:list>
      <text:p text:style-name="P25"/>
      <text:p text:style-name="P25">If all went well, you should see a bunch of “OK”s after the second one completes. If there are any “Problems”s, then you have a problem. <text:span text:style-name="T57">Otherwise, you're ready to move on to the dark matter caustics module. </text:span><text:span text:style-name="T58">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492959420" text:continue-numbering="true" text:style-name="L7">
        <text:list-item>
          <text:p text:style-name="P45"><text:span text:style-name="T58">NEMO=</text:span><text:span text:style-name="T62">$PWD</text:span><text:span text:style-name="T58">; export NEMO</text:span></text:p>
        </text:list-item>
        <text:list-item>
          <text:p text:style-name="P54"><text:span text:style-name="T42">NEMOINC=$NEMO</text:span><text:span text:style-name="T42">/inc; </text:span><text:span text:style-name="T44">export NEMOINC</text:span></text:p>
        </text:list-item>
        <text:list-item>
          <text:p text:style-name="P55"><text:span text:style-name="T43">NEMOOBJ=$NEMO/obj; </text:span><text:span text:style-name="T44">export NEMOOBJ</text:span></text:p>
        </text:list-item>
        <text:list-item>
          <text:p text:style-name="P47">NEMOLIB=$NEMO/lib; export NEMOLIB</text:p>
        </text:list-item>
        <text:list-item>
          <text:p text:style-name="P48"><text:span text:style-name="T76">NEMOHOST=`$NEMO/src/scripts/hosttype`; export NEMOHOST</text:span></text:p>
        </text:list-item>
        <text:list-item>
          <text:p text:style-name="P49">POTPATH=$NEMO/obj/potential; export POTPATH<text:tab/></text:p>
        </text:list-item>
      </text:list>
      <text:p text:style-name="P29"/>
      <text:p text:style-name="P16"><text:span text:style-name="T77">These are also used by</text:span><text:span text:style-name="T72"> NEMO and should be included in your .bashrc like MIR. Next, g</text:span><text:span text:style-name="T59">o into the nemo_caustics folder, </text:span><text:span text:style-name="T72">and compile sharable objects for NEMO to read:</text:span></text:p>
      <text:list xml:id="list1127661690" text:continue-numbering="true" text:style-name="L7">
        <text:list-item>
          <text:p text:style-name="P50"><text:span text:style-name="T68">c</text:span><text:span text:style-name="T59">p ./</text:span><text:span text:style-name="T68">mpc.c</text:span><text:span text:style-name="T59"> $NEMO/src/orbit/potential/data/</text:span></text:p>
        </text:list-item>
        <text:list-item>
          <text:p text:style-name="P46"><text:span text:style-name="T60">cd $NEMO/src/orbit/potential/data/</text:span><text:span text:style-name="T59"> </text:span></text:p>
        </text:list-item>
        <text:list-item>
          <text:p text:style-name="P46"><text:span text:style-name="T61">gcc -fPIC -c -W -I$NEMO -I$NEMOINC -I$NEMOINC/max -o mp</text:span><text:span text:style-name="T69">c</text:span><text:span text:style-name="T61">.o mp</text:span><text:span text:style-name="T69">c</text:span><text:span text:style-name="T61">.c</text:span><text:span text:style-name="T59"> </text:span></text:p>
        </text:list-item>
        <text:list-item>
          <text:p text:style-name="P51">gcc --shared -o mp<text:span text:style-name="T69">c</text:span>.so mp<text:span text:style-name="T69">c</text:span>.o</text:p>
        </text:list-item>
        <text:list-item>
          <text:p text:style-name="P52"><text:span text:style-name="T66">cp mp</text:span><text:span text:style-name="T70">c</text:span><text:span text:style-name="T66">.so $NEMOOBJ/potential/</text:span></text:p>
        </text:list-item>
      </text:list>
      <text:p text:style-name="P30"><text:span text:style-name="T73"/></text:p>
      <text:p text:style-name="P30"><text:soft-page-break/><text:span text:style-name="T73">At this point it would be a good idea to make sure the installation was successful. A makefile, Testfile, should be provided in nemo_caustics. Run the following command </text:span><text:span text:style-name="T74">in nemo_caustics</text:span><text:span text:style-name="T73">, which will run NEMO with the mpc potential and compare the results with known “correct” values:</text:span></text:p>
      <text:list xml:id="list820967356" text:continue-numbering="true" text:style-name="L7">
        <text:list-item>
          <text:p text:style-name="P53"><text:span text:style-name="T73">make -f Testfile all</text:span></text:p>
        </text:list-item>
      </text:list>
      <text:p text:style-name="P30"><text:span text:style-name="T73"/></text:p>
      <text:p text:style-name="P30"><text:span text:style-name="T73">If all tests pass, then you should be all set. </text:span><text:span text:style-name="T75">Otherwise, have fun figuring out any issues that pop up!</text:span></text:p>
      <text:p text:style-name="P30"><text:span text:style-name="T73"/></text:p>
      <text:p text:style-name="P6">How to use:</text:p>
      <text:p text:style-name="P2"><text:span text:style-name="T16"><text:tab/></text:span><text:span text:style-name="T24">The mpc potential, once installed, can be used like any other potential. First,</text:span></text:p>
      <text:p text:style-name="P8"/>
      <text:p text:style-name="P6">How it works<text:span text:style-name="T63"> (needs work!)</text:span>:</text:p>
      <text:p text:style-name="P4"><text:span text:style-name="T13"><text:tab/></text:span><text:span text:style-name="T14">The main idea behind this code is to combine approximations of the gravitational </text:span><text:span text:style-name="T20">field</text:span><text:span text:style-name="T14"> valid in different regions. Specifically, </text:span><text:span text:style-name="T15">an approximation good far away from </text:span><text:span text:style-name="T17">a caustic ring and one good near the ring are combine for each caustic ring. </text:span><text:span text:style-name="T18">The </text:span><text:span text:style-name="T20">fie</text:span><text:span text:style-name="T18">l</text:span><text:span text:style-name="T20">d</text:span><text:span text:style-name="T18">s due to each caustic are then added together for a total gravitational </text:span><text:span text:style-name="T20">field</text:span><text:span text:style-name="T18">. At either extreme, only one approximation is used, while interpolation of the two approximations is used in an intermediate region. This means, for instance, that a calculation near one caustic will use the nearby approximation with respect to that ring, and the distant approximation for the rest, and that a calculation somewhat further from that caustic ring may </text:span><text:span text:style-name="T19">use an interpolated approximation with respect to that ring, and still use the distant approximation for all other caustics. </text:span><text:span text:style-name="T20">The “near field” is adapted from Heywood Tam's caustics3.cpp code (for an understanding of the theory behind his algorithms, see his paper here: </text:span><text:a xlink:type="simple" xlink:href="http://arxiv.org/abs/1205.1260">http://arxiv.org/abs/1205.1260</text:a><text:span text:style-name="T20">). </text:span></text:p>
      <text:p text:style-name="P4"><text:span text:style-name="T21"><text:tab/></text:span><text:span text:style-name="T22">Since this is open source and not everyone can </text:span><text:span text:style-name="T23">freely </text:span><text:span text:style-name="T22">read Tam's paper, some background should be given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4T16:14:04</dc:date>
    <dc:creator>adam </dc:creator>
    <meta:editing-duration>P2DT5H48M6S</meta:editing-duration>
    <meta:editing-cycles>127</meta:editing-cycles>
    <meta:document-statistic meta:table-count="0" meta:image-count="0" meta:object-count="0" meta:page-count="3" meta:paragraph-count="64" meta:word-count="977" meta:character-count="6080" meta:non-whitespace-character-count="5075"/>
  </office:meta>
</office:document-meta>
</file>